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27cm" draw:marker-start-width="0.483cm" draw:marker-end-width="0.483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2" style:family="graphic" style:parent-style-name="standard">
      <style:graphic-properties draw:stroke="dash" draw:stroke-dash="Fine_20_Dashed" svg:stroke-width="0.127cm" draw:marker-start-width="0.483cm" draw:marker-end-width="0.483cm" draw:fill="none" draw:textarea-vertical-align="middle" draw:auto-grow-height="false" fo:min-height="0.749cm" fo:min-width="0.499cm" fo:padding-top="0.188cm" fo:padding-bottom="0.188cm" fo:padding-left="0.313cm" fo:padding-right="0.313cm"/>
    </style:style>
    <style:style style:name="gr3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svg:stroke-width="0.076cm" svg:stroke-color="#00ff00" draw:marker-start-width="0.406cm" draw:marker-end-width="0.406cm" draw:fill="none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svg:stroke-width="0.076cm" svg:stroke-color="#0000ff" draw:marker-start-width="0.406cm" draw:marker-end-width="0.406cm" draw:fill="none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svg:stroke-width="0.076cm" svg:stroke-color="#ff0000" draw:marker-start-width="0.406cm" draw:marker-end-width="0.406cm" draw:fill="none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dash" draw:stroke-dash="Ultrafine_20_Dashed" svg:stroke-width="0.076cm" svg:stroke-color="#0000ff" draw:marker-start-width="0.406cm" draw:marker-end-width="0.406cm" draw:fill="none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draw:stroke="dash" draw:stroke-dash="Ultrafine_20_Dashed" svg:stroke-width="0.076cm" svg:stroke-color="#ff0000" draw:marker-start-width="0.406cm" draw:marker-end-width="0.406cm" draw:fill="none" draw:textarea-horizontal-align="center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stroke="dash" draw:stroke-dash="Ultrafine_20_Dashed" svg:stroke-width="0.076cm" svg:stroke-color="#00ff00" draw:marker-start-width="0.406cm" draw:marker-end-width="0.406cm" draw:fill="none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6pt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style="normal"/>
    </style:style>
    <style:style style:name="T3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75cm" svg:height="2.54cm" svg:x="2.545cm" svg:y="2.145cm">
          <text:p text:style-name="P2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02cm" svg:height="2.002cm" svg:x="3.128cm" svg:y="2.42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3.312cm" svg:y1="4.716cm" svg:x2="2.716cm" svg:y2="5.688cm">
          <text:p text:style-name="P2"/>
        </draw:line>
        <draw:line draw:style-name="gr3" draw:text-style-name="P1" draw:layer="layout" svg:x1="5.512cm" svg:y1="1.142cm" svg:x2="4.916cm" svg:y2="2.114cm">
          <text:p text:style-name="P2"/>
        </draw:line>
        <draw:line draw:style-name="gr3" draw:text-style-name="P1" draw:layer="layout" svg:x1="2.716cm" svg:y1="1.142cm" svg:x2="3.312cm" svg:y2="2.114cm">
          <text:p text:style-name="P2"/>
        </draw:line>
        <draw:line draw:style-name="gr3" draw:text-style-name="P1" draw:layer="layout" svg:x1="4.916cm" svg:y1="4.716cm" svg:x2="5.512cm" svg:y2="5.688cm">
          <text:p text:style-name="P2"/>
        </draw:line>
        <draw:line draw:style-name="gr3" draw:text-style-name="P1" draw:layer="layout" svg:x1="5.75cm" svg:y1="3.424cm" svg:x2="6.89cm" svg:y2="3.43cm">
          <text:p text:style-name="P2"/>
        </draw:line>
        <draw:line draw:style-name="gr3" draw:text-style-name="P1" draw:layer="layout" svg:x1="1.431cm" svg:y1="3.412cm" svg:x2="2.571cm" svg:y2="3.418cm">
          <text:p text:style-name="P2"/>
        </draw:line>
        <draw:frame draw:style-name="gr4" draw:layer="layout" svg:width="1.158cm" svg:height="1.114cm" svg:x="2.097cm" svg:y="5.536cm">
          <draw:text-box>
            <text:p text:style-name="P2">H<text:span text:style-name="T1">5</text:span></text:p>
          </draw:text-box>
        </draw:frame>
        <draw:frame draw:style-name="gr4" draw:layer="layout" svg:width="1.158cm" svg:height="1.114cm" svg:x="5.247cm" svg:y="5.536cm">
          <draw:text-box>
            <text:p text:style-name="P2">H<text:span text:style-name="T1">4</text:span></text:p>
          </draw:text-box>
        </draw:frame>
        <draw:frame draw:style-name="gr4" draw:layer="layout" svg:width="1.158cm" svg:height="1.114cm" svg:x="5.247cm" svg:y="0.336cm">
          <draw:text-box>
            <text:p text:style-name="P2">H<text:span text:style-name="T1">2</text:span></text:p>
          </draw:text-box>
        </draw:frame>
        <draw:frame draw:style-name="gr4" draw:layer="layout" svg:width="1.158cm" svg:height="1.114cm" svg:x="2.097cm" svg:y="0.336cm">
          <draw:text-box>
            <text:p text:style-name="P2">H<text:span text:style-name="T2">1</text:span></text:p>
          </draw:text-box>
        </draw:frame>
        <draw:frame draw:style-name="gr4" draw:layer="layout" svg:width="1.158cm" svg:height="1.114cm" svg:x="6.747cm" svg:y="2.936cm">
          <draw:text-box>
            <text:p text:style-name="P2">H<text:span text:style-name="T1">3</text:span></text:p>
          </draw:text-box>
        </draw:frame>
        <draw:frame draw:style-name="gr4" draw:layer="layout" svg:width="1.158cm" svg:height="1.114cm" svg:x="0.647cm" svg:y="2.936cm">
          <draw:text-box>
            <text:p text:style-name="P2">H<text:span text:style-name="T1">6</text:span></text:p>
          </draw:text-box>
        </draw:frame>
        <draw:custom-shape draw:style-name="gr5" draw:text-style-name="P1" draw:layer="layout" svg:width="0.227cm" svg:height="0.227cm" svg:x="4.048cm" svg:y="3.32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227cm" svg:height="0.227cm" svg:x="1.449cm" svg:y="7.02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3" draw:layer="layout" svg:width="5.785cm" svg:height="0.878cm" svg:x="1.655cm" svg:y="6.705cm">
          <draw:text-box>
            <text:p text:style-name="P2"><text:span text:style-name="T3">= center of symmetry</text:span></text:p>
          </draw:text-box>
        </draw:frame>
        <draw:circle draw:style-name="gr6" draw:text-style-name="P1" draw:layer="layout" svg:width="1.27cm" svg:height="1.27cm" svg:x="5.136cm" svg:y="5.445cm">
          <text:p text:style-name="P2"/>
        </draw:circle>
        <draw:circle draw:style-name="gr7" draw:text-style-name="P1" draw:layer="layout" svg:width="1.27cm" svg:height="1.27cm" svg:x="1.988cm" svg:y="5.457cm">
          <text:p text:style-name="P2"/>
        </draw:circle>
        <draw:circle draw:style-name="gr7" draw:text-style-name="P1" draw:layer="layout" svg:width="1.27cm" svg:height="1.27cm" svg:x="5.176cm" svg:y="0.285cm">
          <text:p text:style-name="P2"/>
        </draw:circle>
        <draw:circle draw:style-name="gr6" draw:text-style-name="P1" draw:layer="layout" svg:width="1.27cm" svg:height="1.27cm" svg:x="2cm" svg:y="0.205cm">
          <text:p text:style-name="P2"/>
        </draw:circle>
        <draw:circle draw:style-name="gr8" draw:text-style-name="P1" draw:layer="layout" svg:width="1.27cm" svg:height="1.27cm" svg:x="6.636cm" svg:y="2.845cm">
          <text:p text:style-name="P2"/>
        </draw:circle>
        <draw:circle draw:style-name="gr8" draw:text-style-name="P1" draw:layer="layout" svg:width="1.27cm" svg:height="1.27cm" svg:x="0.536cm" svg:y="2.845cm">
          <text:p text:style-name="P2"/>
        </draw:circle>
        <draw:ellipse draw:style-name="gr9" draw:text-style-name="P1" draw:layer="layout" svg:width="0.654cm" svg:height="0.628cm" svg:x="2.988cm" svg:y="4.357cm">
          <text:p text:style-name="P2"/>
        </draw:ellipse>
        <draw:ellipse draw:style-name="gr9" draw:text-style-name="P1" draw:layer="layout" svg:width="0.654cm" svg:height="0.628cm" svg:x="4.564cm" svg:y="1.857cm">
          <text:p text:style-name="P2"/>
        </draw:ellipse>
        <draw:ellipse draw:style-name="gr10" draw:text-style-name="P1" draw:layer="layout" svg:width="0.654cm" svg:height="0.628cm" svg:x="5.364cm" svg:y="3.093cm">
          <text:p text:style-name="P2"/>
        </draw:ellipse>
        <draw:ellipse draw:style-name="gr10" draw:text-style-name="P1" draw:layer="layout" svg:width="0.654cm" svg:height="0.628cm" svg:x="2.264cm" svg:y="3.093cm">
          <text:p text:style-name="P2"/>
        </draw:ellipse>
        <draw:ellipse draw:style-name="gr11" draw:text-style-name="P1" draw:layer="layout" svg:width="0.654cm" svg:height="0.628cm" svg:x="3cm" svg:y="1.829cm">
          <text:p text:style-name="P2"/>
        </draw:ellipse>
        <draw:ellipse draw:style-name="gr11" draw:text-style-name="P1" draw:layer="layout" svg:width="0.654cm" svg:height="0.628cm" svg:x="4.6cm" svg:y="4.377cm">
          <text:p text:style-name="P2"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3T17:09:09</meta:creation-date>
    <dc:creator>Jussi Eloranta</dc:creator>
    <dc:date>2007-04-07T11:00:19</dc:date>
    <dc:language>en-US</dc:language>
    <meta:editing-cycles>33</meta:editing-cycles>
    <meta:editing-duration>PT1H11M42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